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haroni" svg:font-family="Aharon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94529" fo:border-bottom="thin solid #494529" fo:border-left="none" fo:border-right="thin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fo:background-color="transparent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94529" style:vertical-align="middle" fo:background-color="transparent"/>
      <style:text-properties style:font-name="Aharoni" style:font-name-asian="Aharoni" style:font-name-complex="Aharoni" fo:font-size="22pt" style:font-size-asian="22pt" style:font-size-complex="22pt"/>
    </style:style>
    <style:style style:name="ce12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/>
      <style:text-properties style:font-name="Aharoni" style:font-name-asian="Aharoni" style:font-name-complex="Aharoni" fo:font-size="22pt" style:font-size-asian="22pt" style:font-size-complex="22pt"/>
    </style:style>
    <style:style style:name="ce13" style:family="table-cell" style:parent-style-name="Default" style:data-style-name="N0">
      <style:table-cell-properties fo:border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494529" style:vertical-align="middle"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494529"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top="none" fo:border-bottom="thin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494529" fo:border-bottom="2pt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494529" fo:border-bottom="2pt solid #494529" fo:border-left="2pt solid #494529" fo:border-right="thin solid #494529" style:diagonal-tl-br="thin solid #4945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494529" fo:border-bottom="2pt solid #494529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494529" fo:border-bottom="thin solid #494529" fo:border-left="2pt solid #494529" fo:border-right="2pt solid #4945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19">
      <style:table-cell-properties fo:border="thin solid #494529" style:vertical-align="middle" fo:background-color="transparent"/>
      <style:text-properties style:font-name="Aharoni" style:font-name-asian="Aharoni" style:font-name-complex="Aharoni" fo:font-size="22pt" style:font-size-asian="22pt" style:font-size-complex="22pt" fo:font-weight="bold" style:font-weight-asian="bold" style:font-weight-complex="bold"/>
    </style:style>
    <style:style style:name="ce35" style:family="table-cell" style:parent-style-name="Default" style:data-style-name="N19">
      <style:table-cell-properties style:vertical-align="middle"/>
    </style:style>
    <style:style style:name="co1" style:family="table-column">
      <style:table-column-properties fo:break-before="auto" style:column-width="13.0351388888889cm"/>
    </style:style>
    <style:style style:name="co2" style:family="table-column">
      <style:table-column-properties fo:break-before="auto" style:column-width="3.56305555555556cm"/>
    </style:style>
    <style:style style:name="co3" style:family="table-column">
      <style:table-column-properties fo:break-before="auto" style:column-width="3.45722222222222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01083333333333cm"/>
    </style:style>
    <style:style style:name="ro1" style:family="table-row">
      <style:table-row-properties style:row-height="39.9pt" style:use-optimal-row-height="false" fo:break-before="auto"/>
    </style:style>
    <style:style style:name="ro2" style:family="table-row">
      <style:table-row-properties style:row-height="41.1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5pt" style:use-optimal-row-height="false" fo:break-before="auto"/>
    </style:style>
    <style:style style:name="ro5" style:family="table-row">
      <style:table-row-properties style:row-height="54pt" style:use-optimal-row-height="true" fo:break-before="auto"/>
    </style:style>
    <style:style style:name="ro6" style:family="table-row">
      <style:table-row-properties style:row-height="12.5pt" style:use-optimal-row-height="true" fo:break-before="auto"/>
    </style:style>
    <style:style style:name="ro7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5" table:number-columns-repeated="16341" table:default-cell-style-name="ce2"/>
        <table:table-row table:style-name="ro1">
          <table:table-cell office:value-type="string" table:number-columns-spanned="6" table:number-rows-spanned="1" table:style-name="ce27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7">
            <text:p>SESSION 2022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8">
            <text:p>NOM et prénom : VILLEMY Emeline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  <draw:custom-shape svg:x="0.16397in" svg:y="0.07369in" svg:width="0.36998in" svg:height="0.39545in" draw:z-index="1" draw:id="id0" draw:style-name="a2" draw:name="Signe de multiplication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* 0"/>
                <draw:equation draw:name="f12" draw:formula="23520"/>
                <draw:equation draw:name="f13" draw:formula="21600 * ?f7"/>
                <draw:equation draw:name="f14" draw:formula="21600 * ?f6"/>
                <draw:equation draw:name="f15" draw:formula="?f13 / ?f8"/>
                <draw:equation draw:name="f16" draw:formula="?f14 / ?f8"/>
                <draw:equation draw:name="f17" draw:formula="?f16 - ?f10"/>
                <draw:equation draw:name="f18" draw:formula="?f15 - ?f10"/>
                <draw:equation draw:name="f19" draw:formula="?f17 / 2"/>
                <draw:equation draw:name="f20" draw:formula="?f18 / 2"/>
                <draw:equation draw:name="f21" draw:formula="min(?f18, ?f17)"/>
                <draw:equation draw:name="f22" draw:formula="0 - ?f18"/>
                <draw:equation draw:name="f23" draw:formula="0 - ?f17"/>
                <draw:equation draw:name="f24" draw:formula="?f18 * ?f18"/>
                <draw:equation draw:name="f25" draw:formula="?f17 * ?f17"/>
                <draw:equation draw:name="f26" draw:formula="?f10 + ?f19"/>
                <draw:equation draw:name="f27" draw:formula="?f10 + ?f20"/>
                <draw:equation draw:name="f28" draw:formula="?f21 * ?f12"/>
                <draw:equation draw:name="f29" draw:formula="?f24 + ?f25"/>
                <draw:equation draw:name="f30" draw:formula="?f28 / 100000"/>
                <draw:equation draw:name="f31" draw:formula="atan2(?f22, ?f23)"/>
                <draw:equation draw:name="f32" draw:formula="0 - ?f31"/>
                <draw:equation draw:name="f33" draw:formula="?f32 * ?f0 / ?f9"/>
                <draw:equation draw:name="f34" draw:formula="?f33 - ?f1"/>
                <draw:equation draw:name="f35" draw:formula="?f29 + ?f11"/>
                <draw:equation draw:name="f36" draw:formula="sqrt(?f35)"/>
                <draw:equation draw:name="f37" draw:formula="?f36 * 51965"/>
                <draw:equation draw:name="f38" draw:formula="?f37 / 100000"/>
                <draw:equation draw:name="f39" draw:formula="?f36 - ?f38"/>
                <draw:equation draw:name="f40" draw:formula="?f34 + ?f1"/>
                <draw:equation draw:name="f41" draw:formula="?f40 * ?f9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"/>
                <draw:equation draw:name="f46" draw:formula="sin(?f42)"/>
                <draw:equation draw:name="f47" draw:formula="0 - ?f46"/>
                <draw:equation draw:name="f48" draw:formula="?f47"/>
                <draw:equation draw:name="f49" draw:formula="tan(?f42)"/>
                <draw:equation draw:name="f50" draw:formula="1 / ?f49"/>
                <draw:equation draw:name="f51" draw:formula="?f48 * ?f39"/>
                <draw:equation draw:name="f52" draw:formula="?f45 * ?f39"/>
                <draw:equation draw:name="f53" draw:formula="?f45 * ?f30"/>
                <draw:equation draw:name="f54" draw:formula="?f48 * ?f30"/>
                <draw:equation draw:name="f55" draw:formula="?f51 / 2"/>
                <draw:equation draw:name="f56" draw:formula="?f52 / 2"/>
                <draw:equation draw:name="f57" draw:formula="?f53 / 2"/>
                <draw:equation draw:name="f58" draw:formula="?f54 / 2"/>
                <draw:equation draw:name="f59" draw:formula="?f55 - ?f57"/>
                <draw:equation draw:name="f60" draw:formula="?f56 + ?f58"/>
                <draw:equation draw:name="f61" draw:formula="?f55 + ?f57"/>
                <draw:equation draw:name="f62" draw:formula="?f56 - ?f58"/>
                <draw:equation draw:name="f63" draw:formula="?f15 - ?f55"/>
                <draw:equation draw:name="f64" draw:formula="?f16 - ?f56"/>
                <draw:equation draw:name="f65" draw:formula="?f27 - ?f61"/>
                <draw:equation draw:name="f66" draw:formula="?f15 - ?f61"/>
                <draw:equation draw:name="f67" draw:formula="?f15 - ?f59"/>
                <draw:equation draw:name="f68" draw:formula="?f26 - ?f60"/>
                <draw:equation draw:name="f69" draw:formula="?f16 - ?f60"/>
                <draw:equation draw:name="f70" draw:formula="?f16 - ?f62"/>
                <draw:equation draw:name="f71" draw:formula="?f65 * ?f50"/>
                <draw:equation draw:name="f72" draw:formula="?f68 / ?f50"/>
                <draw:equation draw:name="f73" draw:formula="?f71 + ?f62"/>
                <draw:equation draw:name="f74" draw:formula="?f67 - ?f72"/>
                <draw:equation draw:name="f75" draw:formula="?f59 + ?f72"/>
                <draw:equation draw:name="f76" draw:formula="?f16 - ?f73"/>
              </draw:enhanced-geometry>
            </draw:custom-shape>
          </table:table-cell>
          <table:table-cell office:value-type="string" table:style-name="ce5">
            <text:p>▢ SLAM</text:p>
          </table:table-cell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8">
            <text:p>Centre de formation : IPSSI SQY<text:s/></text:p>
          </table:table-cell>
          <table:covered-table-cell table:number-columns-repeated="4"/>
          <table:table-cell office:value-type="string" table:number-columns-spanned="3" table:number-rows-spanned="1" table:style-name="ce28">
            <text:p>N° candidat :<text:s/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29">
            <text:p>Tableau de synthèse des réalisations professionnelles<text:s/>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31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2">
            <text:p>Réalisation en cours de formation</text:p>
            <text:p/>
            <text:p/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Atelier Professionnel 1 : Création d'une entreprise fictive et de son site commercial/professionnel</text:p>
          </table:table-cell>
          <table:table-cell office:value-type="date" office:date-value="2022-12-22T00:00:00" table:style-name="ce34">
            <text:p>22/12/2022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telier Professionnel 2 : Mise en place de solutions d'infrastructure</text:p>
          </table:table-cell>
          <table:table-cell office:value-type="date" office:date-value="2023-05-16T00:00:00" table:style-name="ce34">
            <text:p>16/05/2023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Virtualisation : Machine Virtuelle (VMWare)</text:p>
          </table:table-cell>
          <table:table-cell office:value-type="date" office:date-value="2022-10-16T00:00:00" table:style-name="ce34">
            <text:p>16/10/2022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Bases d'administration environnements : Linux/Windows</text:p>
          </table:table-cell>
          <table:table-cell office:value-type="date" office:date-value="2022-11-04T00:00:00" table:style-name="ce34">
            <text:p>04/11/2022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GLPI : Installation et support ticketing</text:p>
          </table:table-cell>
          <table:table-cell office:value-type="date" office:date-value="2022-12-23T00:00:00" table:style-name="ce34">
            <text:p>23/12/2022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Cisco : aquisition des commandes de configuration de base</text:p>
          </table:table-cell>
          <table:table-cell office:value-type="date" office:date-value="2022-12-11T00:00:00" table:style-name="ce34">
            <text:p>11/12/2022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Active Directory : Installation, gestion utilisateurs et machines, gestion des droits</text:p>
          </table:table-cell>
          <table:table-cell office:value-type="date" office:date-value="2023-02-23T00:00:00" table:style-name="ce34">
            <text:p>23/02/2023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Wireshark : Installation, utilisation de filtres et test de récupération de données</text:p>
          </table:table-cell>
          <table:table-cell office:value-type="date" office:date-value="2023-01-14T00:00:00" table:style-name="ce34">
            <text:p>14/01/2023</text:p>
          </table:table-cell>
          <table:table-cell table:number-columns-repeated="5" table:style-name="ce11"/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Installation d'un serveur Web</text:p>
          </table:table-cell>
          <table:table-cell office:value-type="date" office:date-value="2022-11-25T00:00:00" table:style-name="ce34">
            <text:p>25/11/2022</text:p>
          </table:table-cell>
          <table:table-cell table:number-columns-repeated="5" table:style-name="ce11"/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Try Hack Me : Aquisition de certifications en Penetration Testing</text:p>
          </table:table-cell>
          <table:table-cell office:value-type="date" office:date-value="2022-10-05T00:00:00" table:style-name="ce34">
            <text:p>05/10/2022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33">
            <text:p>Réalisations en cours de stage de premièr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Mise en place d'une Mailing list et d'une campagne de diffusion</text:p>
          </table:table-cell>
          <table:table-cell office:value-type="date" office:date-value="2023-06-12T00:00:00" table:style-name="ce34">
            <text:p>12/06/202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Mise en place d'un contrôle parentale sur des ordinateurs utilisateurs</text:p>
          </table:table-cell>
          <table:table-cell office:value-type="date" office:date-value="2023-06-12T00:00:00" table:style-name="ce34">
            <text:p>12/06/2023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Changement d'opérateur et ajout de la fibre sur lieu d'intervention</text:p>
          </table:table-cell>
          <table:table-cell office:value-type="date" office:date-value="2023-06-12T00:00:00" table:style-name="ce34">
            <text:p>12/06/2023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AnyDesk : Support à distance (mises à jour, dépannage…etc)</text:p>
          </table:table-cell>
          <table:table-cell office:value-type="date" office:date-value="2023-06-12T00:00:00" table:style-name="ce34">
            <text:p>12/06/2023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Gestion de données par keypass et traitement de données à caractère personnelles</text:p>
          </table:table-cell>
          <table:table-cell office:value-type="date" office:date-value="2023-06-12T00:00:00" table:style-name="ce35">
            <text:p>12/06/2023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Mise en place de charte informatique et de mise en conformité RGPD</text:p>
          </table:table-cell>
          <table:table-cell office:value-type="date" office:date-value="2023-06-12T00:00:00" table:style-name="ce34">
            <text:p>12/06/202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Environnement MAC : Configuration d'un nouveau poste de travail</text:p>
          </table:table-cell>
          <table:table-cell office:value-type="date" office:date-value="2023-06-12T00:00:00" table:style-name="ce34">
            <text:p>12/06/2023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16376"/>
        </table:table-row>
        <table:table-row table:style-name="ro1">
          <table:table-cell office:value-type="string" table:style-name="ce10">
            <text:p>Création de page Web et articles visant à guider les utilisateurs sur des procédures</text:p>
          </table:table-cell>
          <table:table-cell office:value-type="date" office:date-value="2023-06-12T00:00:00" table:style-name="ce34">
            <text:p>12/06/2023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16376"/>
        </table:table-row>
        <table:table-row table:style-name="ro6">
          <table:table-cell office:value-type="string" table:number-columns-spanned="8" table:number-rows-spanned="1" table:style-name="ce33">
            <text:p>Réalisations en cours de stage de seconde année</text:p>
          </table:table-cell>
          <table:covered-table-cell table:number-columns-repeated="7"/>
          <table:table-cell table:number-columns-repeated="16376"/>
        </table:table-row>
        <table:table-row table:number-rows-repeated="5" table:style-name="ro1">
          <table:table-cell table:style-name="ce10"/>
          <table:table-cell table:style-name="ce13"/>
          <table:table-cell table:number-columns-repeated="5" table:style-name="ce14"/>
          <table:table-cell table:style-name="ce15"/>
          <table:table-cell table:number-columns-repeated="16376"/>
        </table:table-row>
        <table:table-row table:number-rows-repeated="2" table:style-name="ro1"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6"/>
        </table:table-row>
        <table:table-row table:style-name="ro1">
          <table:table-cell table:style-name="ce20"/>
          <table:table-cell table:style-name="ce21"/>
          <table:table-cell table:number-columns-repeated="5" table:style-name="ce22"/>
          <table:table-cell table:style-name="ce23"/>
          <table:table-cell table:number-columns-repeated="16376"/>
        </table:table-row>
        <table:table-row table:style-name="ro6">
          <table:table-cell table:style-name="ce24"/>
          <table:table-cell table:style-name="ce25"/>
          <table:table-cell table:number-columns-repeated="6" table:style-name="ce26"/>
          <table:table-cell table:number-columns-repeated="16376"/>
        </table:table-row>
        <table:table-row table:number-rows-repeated="12" table:style-name="ro6">
          <table:table-cell table:number-columns-repeated="16384" table:style-name="ce1"/>
        </table:table-row>
        <table:table-row table:number-rows-repeated="1048528" table:style-name="ro7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6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haroni" svg:font-family="Aharon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n" number:country="US">
      <number:text> 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-</number:text>
      <number:number number:decimal-places="0" number:min-decimal-places="0" number:min-integer-digits="2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="45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title/>
    <dc:description/>
    <dc:subject/>
    <meta:initial-creator>Christine Gaubert-Macon</meta:initial-creator>
    <dc:creator>Line Villemy</dc:creator>
    <meta:creation-date>2012-01-12T10:51:15Z</meta:creation-date>
    <dc:date>2023-06-30T09:23:18Z</dc:date>
    <meta:print-date>2023-06-29T23:41:34Z</meta:print-date>
    <meta:editing-duration>PT0S</meta:editing-duration>
  </office:meta>
</office:document-meta>
</file>